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2374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A</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number-columns-repeated="1020"/>
        </table:table-row>
        <table:table-row table:style-name="ro1">
          <table:table-cell office:value-type="string">
            <text:p>bookA0</text:p>
          </table:table-cell>
          <table:table-cell/>
          <table:table-cell office:value-type="string">
            <text:p>book</text:p>
          </table:table-cell>
          <table:table-cell office:value-type="string">
            <text:p>Unique crops can be grown on Rice Paddy fixtures. Rice Paddies can only be placed on the bottom row of your farm.</text:p>
          </table:table-cell>
          <table:table-cell table:number-columns-repeated="1020"/>
        </table:table-row>
        <table:table-row table:style-name="ro1">
          <table:table-cell office:value-type="string">
            <text:p>bookA1</text:p>
          </table:table-cell>
          <table:table-cell/>
          <table:table-cell office:value-type="string">
            <text:p>book</text:p>
          </table:table-cell>
          <table:table-cell office:value-type="string">
            <text:p>Paddy Crops grow just like regular Crops and do not regrow, but a fresh Paddy Crop is much stronger than a Field Crop of the same Star Rating.</text:p>
          </table:table-cell>
          <table:table-cell table:number-columns-repeated="1020"/>
        </table:table-row>
        <table:table-row table:style-name="ro1">
          <table:table-cell office:value-type="string">
            <text:p>bookA2</text:p>
          </table:table-cell>
          <table:table-cell/>
          <table:table-cell office:value-type="string">
            <text:p>book</text:p>
          </table:table-cell>
          <table:table-cell office:value-type="string">
            <text:p>Paddy Crops also have a much higher chance of inflicting Recoil Damage, hitting not just your target, but their crops and other enemies.</text:p>
          </table:table-cell>
          <table:table-cell table:number-columns-repeated="1020"/>
        </table:table-row>
        <table:table-row table:style-name="ro1">
          <table:table-cell office:value-type="string">
            <text:p>bookB</text:p>
          </table:table-cell>
          <table:table-cell/>
          <table:table-cell office:value-type="string">
            <text:p>bname</text:p>
          </table:table-cell>
          <table:table-cell office:value-type="string">
            <text:p>"Stunning Enemies" by Perry Alasis \n A primer on crops that can stun enemies.</text:p>
          </table:table-cell>
          <table:table-cell table:number-columns-repeated="1020"/>
        </table:table-row>
        <table:table-row table:style-name="ro1">
          <table:table-cell office:value-type="string">
            <text:p>bookB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number-columns-repeated="1020"/>
        </table:table-row>
        <table:table-row table:style-name="ro1">
          <table:table-cell office:value-type="string">
            <text:p>bookB1</text:p>
          </table:table-cell>
          <table:table-cell/>
          <table:table-cell office:value-type="string">
            <text:p>book</text:p>
          </table:table-cell>
          <table:table-cell office:value-type="string">
            <text:p>How likely a crop is to stun enemies is denoted by these symbols in the crop's description:</text:p>
          </table:table-cell>
          <table:table-cell table:number-columns-repeated="1020"/>
        </table:table-row>
        <table:table-row table:style-name="ro1">
          <table:table-cell office:value-type="string">
            <text:p>bookC</text:p>
          </table:table-cell>
          <table:table-cell/>
          <table:table-cell office:value-type="string">
            <text:p>bname</text:p>
          </table:table-cell>
          <table:table-cell office:value-type="string">
            <text:p>"Rare Crops" by Dale McOneOfAKind \n A primer on rare and unique crops.</text:p>
          </table:table-cell>
          <table:table-cell table:number-columns-repeated="1020"/>
        </table:table-row>
        <table:table-row table:style-name="ro1">
          <table:table-cell office:value-type="string">
            <text:p>bookC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number-columns-repeated="1020"/>
        </table:table-row>
        <table:table-row table:style-name="ro1">
          <table:table-cell office:value-type="string">
            <text:p>bookC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1">01/31/2018</text:date>, <text:time>19:45: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31T19:45:01.30</dc:date>
    <dc:creator>Seab Dinch</dc:creator>
    <meta:editing-duration>P32DT4H22M56S</meta:editing-duration>
    <meta:editing-cycles>819</meta:editing-cycles>
    <meta:document-statistic meta:table-count="1" meta:cell-count="4895" meta:object-count="0"/>
  </office:meta>
</office:document-meta>
</file>